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577000000D9D848AED3.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title">
      <style:graphic-properties fo:min-height="3.795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3.17cm"/>
    </style:style>
    <style:style style:name="pr7" style:family="presentation" style:parent-style-name="BrightBlue-title">
      <style:graphic-properties fo:min-height="3.467cm"/>
    </style:style>
    <style:style style:name="pr8" style:family="presentation" style:parent-style-name="BrightBlue-title">
      <style:graphic-properties fo:min-height="3.721cm"/>
    </style:style>
    <style:style style:name="P1" style:family="paragraph">
      <style:text-properties fo:font-size="26pt" style:font-size-asian="26pt" style:font-size-complex="26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26pt" style:font-size-asian="26pt" style:font-size-complex="26pt"/>
    </style:style>
    <style:style style:name="T3" style:family="text">
      <style:text-properties fo:color="#cc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draw:frame presentation:style-name="pr1" draw:layer="layout" svg:width="19.5cm" svg:height="3.467cm" svg:x="1.4cm" svg:y="0.8cm" presentation:class="title">
          <draw:text-box>
            <text:p>SASS BASICS</text:p>
          </draw:text-box>
        </draw:frame>
        <draw:frame presentation:style-name="pr2" draw:layer="layout" svg:width="25.2cm" svg:height="12.179cm" svg:x="1.4cm" svg:y="5.066cm" presentation:class="subtitle" presentation:placeholder="true" presentation:user-transformed="true">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draw:frame presentation:style-name="pr4" draw:layer="layout" svg:width="27.686cm" svg:height="3.795cm" svg:x="0.508cm" svg:y="0.508cm" presentation:class="title" presentation:user-transformed="true">
          <draw:text-box>
            <text:p>What is SASS(<text:span text:style-name="T1">Syntactically Awesome Stylesheet</text:span>)</text:p>
          </draw:text-box>
        </draw:frame>
        <draw:frame presentation:style-name="pr5" draw:layer="layout" svg:width="25.2cm" svg:height="12.179cm" svg:x="1.4cm" svg:y="7.125cm" presentation:class="outline" presentation:user-transformed="true">
          <draw:text-box>
            <text:list text:style-name="L2">
              <text:list-item>
                <text:p>It is a CSS pre-processor , which helps to reduce repetition with CSS and save time.</text:p>
              </text:list-item>
              <text:list-item>
                <text:p>It is a more powerful and stable CSS extension language that document the style <text:s/>structurally.</text:p>
                <text:p/>
              </text:list-item>
            </text:list>
          </draw:text-box>
        </draw:frame>
        <presentation:notes draw:style-name="dp2">
          <draw:page-thumbnail draw:style-name="gr1" draw:layer="layout" svg:width="17.478cm" svg:height="8.993cm" svg:x="2.056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draw:frame presentation:style-name="pr7" draw:layer="layout" svg:width="19.5cm" svg:height="3.467cm" svg:x="1.4cm" svg:y="0.8cm" presentation:class="title">
          <draw:text-box>
            <text:p>Features</text:p>
          </draw:text-box>
        </draw:frame>
        <draw:frame presentation:style-name="pr5" draw:layer="layout" svg:width="25.2cm" svg:height="12.179cm" svg:x="1.4cm" svg:y="5.066cm" presentation:class="outline">
          <draw:text-box>
            <text:list text:style-name="L2">
              <text:list-item>
                <text:p>More Stable</text:p>
              </text:list-item>
              <text:list-item>
                <text:p>Powerful</text:p>
              </text:list-item>
              <text:list-item>
                <text:p>Compatible with <text:s/>versions of CSS</text:p>
              </text:list-item>
              <text:list-item>
                <text:p>Super-set of CSS </text:p>
              </text:list-item>
              <text:list-item>
                <text:p>Based on JavaScript</text:p>
              </text:list-item>
              <text:list-item>
                <text:p>It uses its own syntax and complies to readable CSS</text:p>
              </text:list-item>
              <text:list-item>
                <text:p>Easily write CSS in less code within less time.</text:p>
              </text:list-item>
              <text:list-item>
                <text:p>Open source pre-processor, which is interpreted into CSS.</text:p>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draw:frame presentation:style-name="pr7" draw:layer="layout" svg:width="19.5cm" svg:height="3.467cm" svg:x="1.4cm" svg:y="0.8cm" presentation:class="title" presentation:user-transformed="true">
          <draw:text-box>
            <text:p>Disadvantages:</text:p>
          </draw:text-box>
        </draw:frame>
        <draw:frame presentation:style-name="pr5" draw:layer="layout" svg:width="25.2cm" svg:height="12.179cm" svg:x="1.4cm" svg:y="5.066cm" presentation:class="outline">
          <draw:text-box>
            <text:list text:style-name="L2">
              <text:list-item>
                <text:p>Take time for developers to learn new features.</text:p>
              </text:list-item>
              <text:list-item>
                <text:p>If many people are working on the same site, then should use the same preprocessor. Some people use Sass and some people use CSS to edit the files directly. Therefore, it becomes difficult to work on the site.</text:p>
              </text:list-item>
            </text:list>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draw:frame presentation:style-name="pr8" draw:layer="layout" svg:width="20.008cm" svg:height="3.721cm" svg:x="0.566cm" svg:y="0.597cm" presentation:class="title" presentation:user-transformed="true">
          <draw:text-box>
            <text:p>Installation</text:p>
          </draw:text-box>
        </draw:frame>
        <draw:frame presentation:style-name="pr5" draw:text-style-name="P1" draw:layer="layout" svg:width="25.2cm" svg:height="14.238cm" svg:x="1.4cm" svg:y="5.066cm" presentation:class="outline" presentation:user-transformed="true">
          <draw:text-box>
            <text:list text:style-name="L2">
              <text:list-header>
                <text:p><text:span text:style-name="T2">System Requirements:</text:span></text:p>
              </text:list-header>
              <text:list-item>
                <text:p><text:span text:style-name="T2">Operating System − Cross-platform</text:span></text:p>
              </text:list-item>
              <text:list-item>
                <text:p><text:span text:style-name="T2">Browser Support − IE (Internet Explorer 8+), Firefox, Google Chrome, Safari, Opera</text:span></text:p>
              </text:list-item>
              <text:list-item>
                <text:p><text:span text:style-name="T2">Programming Language − Ruby</text:span></text:p>
                <text:p><text:span text:style-name="T2">Steps:</text:span></text:p>
              </text:list-item>
              <text:list-item>
                <text:p><text:span text:style-name="T2">Open the link </text:span><text:span text:style-name="T2"><text:a xlink:href="https://www.ruby-lang.org/en/downloads/" xlink:type="simple">https://www.ruby-lang.org/en/downloads/</text:a></text:span><text:span text:style-name="T2">. Download the Current stable version of the zip file.</text:span></text:p>
              </text:list-item>
              <text:list-item>
                <text:p><text:span text:style-name="T2">run the setup to install Ruby on the System.</text:span></text:p>
              </text:list-item>
            </text:list>
          </draw:text-box>
        </draw:frame>
        <presentation:notes draw:style-name="dp2">
          <draw:page-thumbnail draw:style-name="gr1" draw:layer="layout" svg:width="17.478cm" svg:height="8.993cm" svg:x="2.056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draw:frame presentation:style-name="pr7" draw:layer="layout" svg:width="19.5cm" svg:height="3.467cm" svg:x="1.4cm" svg:y="0.8cm" presentation:class="title">
          <draw:text-box>
            <text:p>Syntax:</text:p>
          </draw:text-box>
        </draw:frame>
        <draw:frame presentation:style-name="pr5" draw:layer="layout" svg:width="25.2cm" svg:height="12.179cm" svg:x="1.778cm" svg:y="6.35cm" presentation:class="outline" presentation:user-transformed="true">
          <draw:text-box>
            <text:list text:style-name="L2">
              <text:list-header>
                <text:p>It support 2 syntax:</text:p>
              </text:list-header>
              <text:list-item>
                <text:p>SCSS ( Sassy CSS)</text:p>
              </text:list-item>
              <text:list-item>
                <text:p>Indented- older syntax(SASS) – It is <text:s/>not recommended to use in new SASS files.</text:p>
                <text:p/>
                <text:p><text:span text:style-name="T3"/></text:p>
              </text:list-item>
            </text:list>
          </draw:text-box>
        </draw:frame>
        <presentation:notes draw:style-name="dp2">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draw:frame presentation:style-name="pr7" draw:layer="layout" svg:width="19.5cm" svg:height="3.467cm" svg:x="1.4cm" svg:y="0.8cm" presentation:class="title">
          <draw:text-box>
            <text:p>SASS example</text:p>
          </draw:text-box>
        </draw:frame>
        <draw:frame presentation:style-name="pr5" draw:layer="layout" svg:width="25.2cm" svg:height="12.179cm" svg:x="1.4cm" svg:y="5.066cm" presentation:class="outline">
          <draw:text-box>
            <text:list text:style-name="L2">
              <text:list-item>
                <text:p>/*define a variable for the primary color*/</text:p>
              </text:list-item>
              <text:list-item>
                <text:p>$primary : #434433;</text:p>
              </text:list-item>
              <text:list-item>
                <text:p/>
              </text:list-item>
              <text:list-item>
                <text:p>/*use the lighten() function to determine the disabled value, and define it as a variable*/</text:p>
              </text:list-item>
              <text:list-item>
                <text:p>$disabled: lighten($primary, 20%);</text:p>
              </text:list-item>
              <text:list-item>
                <text:p/>
              </text:list-item>
              <text:list-item>
                <text:p/>
              </text:list-item>
              <text:list-item>
                <text:p>.menu-item {</text:p>
              </text:list-item>
              <text:list-item>
                <text:p><text:s text:c="3"/>color: $primary; /* use primary variable */</text:p>
              </text:list-item>
              <text:list-item>
                <text:p/>
              </text:list-item>
              <text:list-item>
                <text:p>.disabled-menu-item {</text:p>
              </text:list-item>
              <text:list-item>
                <text:p><text:s text:c="3"/>color: $disabled;/* use disabled variable */</text:p>
              </text:list-item>
              <text:list-item>
                <text:p>}</text:p>
              </text:list-item>
            </text:list>
          </draw:text-box>
        </draw:frame>
        <presentation:notes draw:style-name="dp2">
          <draw:page-thumbnail draw:style-name="gr1" draw:layer="layout" svg:width="17.478cm" svg:height="8.993cm" svg:x="2.056cm" svg:y="2.351cm" draw:page-number="7"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D848AED3.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20:23:40.002623863</meta:creation-date>
    <dc:date>2017-11-18T23:36:54.369186079</dc:date>
    <meta:editing-duration>PT40M37S</meta:editing-duration>
    <meta:editing-cycles>15</meta:editing-cycles>
    <meta:generator>LibreOffice/4.2.8.2$Linux_x86 LibreOffice_project/420m0$Build-2</meta:generator>
    <meta:document-statistic meta:object-count="61"/>
  </office:meta>
</office:document-meta>
</file>